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en" fo:country="US" officeooo:rsid="0015cfea" officeooo:paragraph-rsid="0036f4c2"/>
    </style:style>
    <style:style style:name="P2" style:family="paragraph" style:parent-style-name="Standard">
      <style:text-properties fo:language="en" fo:country="US" officeooo:rsid="0015cfea" officeooo:paragraph-rsid="0015cfea"/>
    </style:style>
    <style:style style:name="P3" style:family="paragraph" style:parent-style-name="Standard">
      <style:text-properties fo:language="en" fo:country="US" officeooo:rsid="0015cfea" officeooo:paragraph-rsid="0049e9fa"/>
    </style:style>
    <style:style style:name="P4" style:family="paragraph" style:parent-style-name="Standard">
      <style:text-properties fo:language="en" fo:country="US" officeooo:rsid="0015cfea" officeooo:paragraph-rsid="005b2c0a"/>
    </style:style>
    <style:style style:name="P5" style:family="paragraph" style:parent-style-name="Standard">
      <style:text-properties fo:language="en" fo:country="US" officeooo:rsid="0015cfea" officeooo:paragraph-rsid="005cdc65"/>
    </style:style>
    <style:style style:name="P6" style:family="paragraph" style:parent-style-name="Standard">
      <style:text-properties fo:language="en" fo:country="US" officeooo:rsid="0015cfea" officeooo:paragraph-rsid="005d1ac8"/>
    </style:style>
    <style:style style:name="P7" style:family="paragraph" style:parent-style-name="Standard">
      <style:text-properties fo:language="en" fo:country="US" officeooo:rsid="0015cfea" officeooo:paragraph-rsid="0069382e"/>
    </style:style>
    <style:style style:name="P8" style:family="paragraph" style:parent-style-name="Standard">
      <style:text-properties fo:language="en" fo:country="US" officeooo:rsid="0024317f" officeooo:paragraph-rsid="0015cfea"/>
    </style:style>
    <style:style style:name="P9" style:family="paragraph" style:parent-style-name="Standard">
      <style:text-properties fo:language="en" fo:country="US" officeooo:rsid="0024317f" officeooo:paragraph-rsid="0036f4c2"/>
    </style:style>
    <style:style style:name="P10" style:family="paragraph" style:parent-style-name="Standard">
      <style:text-properties fo:language="en" fo:country="US" style:text-underline-style="none" officeooo:paragraph-rsid="0059acdc"/>
    </style:style>
    <style:style style:name="P11" style:family="paragraph" style:parent-style-name="Standard">
      <style:text-properties fo:language="en" fo:country="US" officeooo:paragraph-rsid="004de447"/>
    </style:style>
    <style:style style:name="P12" style:family="paragraph" style:parent-style-name="Standard">
      <style:text-properties fo:language="en" fo:country="US" officeooo:paragraph-rsid="005d1ac8"/>
    </style:style>
    <style:style style:name="P13" style:family="paragraph" style:parent-style-name="Standard">
      <style:text-properties officeooo:paragraph-rsid="005da837"/>
    </style:style>
    <style:style style:name="P14" style:family="paragraph" style:parent-style-name="Standard">
      <style:text-properties officeooo:paragraph-rsid="00674309"/>
    </style:style>
    <style:style style:name="P15" style:family="paragraph" style:parent-style-name="Standard">
      <style:text-properties officeooo:rsid="005da837" officeooo:paragraph-rsid="005da837"/>
    </style:style>
    <style:style style:name="P16" style:family="paragraph" style:parent-style-name="Standard">
      <style:text-properties officeooo:rsid="005da837" officeooo:paragraph-rsid="00693fef"/>
    </style:style>
    <style:style style:name="P17" style:family="paragraph" style:parent-style-name="Standard">
      <style:text-properties officeooo:paragraph-rsid="00693fef"/>
    </style:style>
    <style:style style:name="P18" style:family="paragraph" style:parent-style-name="Standard">
      <style:text-properties officeooo:rsid="00678c95" officeooo:paragraph-rsid="00674309"/>
    </style:style>
    <style:style style:name="P19" style:family="paragraph" style:parent-style-name="Text_20_body">
      <style:text-properties fo:language="en" fo:country="US" officeooo:rsid="002c9cfd" officeooo:paragraph-rsid="004399d5"/>
    </style:style>
    <style:style style:name="P20" style:family="paragraph" style:parent-style-name="Text_20_body">
      <style:text-properties officeooo:paragraph-rsid="0065e979"/>
    </style:style>
    <style:style style:name="P21" style:family="paragraph" style:parent-style-name="Text_20_body">
      <style:text-properties officeooo:paragraph-rsid="006712ea"/>
    </style:style>
    <style:style style:name="P22" style:family="paragraph" style:parent-style-name="Text_20_body">
      <style:text-properties fo:language="en" fo:country="US" officeooo:rsid="0017f654" officeooo:paragraph-rsid="006d39fb"/>
    </style:style>
    <style:style style:name="P23" style:family="paragraph" style:parent-style-name="Text_20_body">
      <style:text-properties fo:language="en" fo:country="US" officeooo:rsid="0015cfea" officeooo:paragraph-rsid="006d49d1"/>
    </style:style>
    <style:style style:name="P24" style:family="paragraph" style:parent-style-name="Text_20_body">
      <style:text-properties fo:language="en" fo:country="US" officeooo:rsid="002c9cfd" officeooo:paragraph-rsid="006e99bb"/>
    </style:style>
    <style:style style:name="P25" style:family="paragraph" style:parent-style-name="Text_20_body">
      <style:text-properties officeooo:paragraph-rsid="006f0a92"/>
    </style:style>
    <style:style style:name="P26" style:family="paragraph" style:parent-style-name="Text_20_body">
      <style:text-properties officeooo:paragraph-rsid="00733f41"/>
    </style:style>
    <style:style style:name="P27" style:family="paragraph" style:parent-style-name="Text_20_body">
      <style:text-properties officeooo:paragraph-rsid="0074c18d"/>
    </style:style>
    <style:style style:name="P28" style:family="paragraph" style:parent-style-name="Standard">
      <style:text-properties fo:language="en" fo:country="US" fo:font-style="normal" style:text-underline-style="none" officeooo:paragraph-rsid="0071ca9b" style:font-style-asian="normal" style:font-style-complex="normal"/>
    </style:style>
    <style:style style:name="P29" style:family="paragraph" style:parent-style-name="Standard">
      <style:text-properties fo:language="en" fo:country="US" officeooo:paragraph-rsid="0071ca9b"/>
    </style:style>
    <style:style style:name="P30" style:family="paragraph" style:parent-style-name="Heading" style:master-page-name="Standard">
      <style:paragraph-properties style:page-number="auto"/>
      <style:text-properties fo:language="en" fo:country="US" officeooo:rsid="001c95f2"/>
    </style:style>
    <style:style style:name="P31" style:family="paragraph" style:parent-style-name="Heading_20_1">
      <style:text-properties fo:language="en" fo:country="US"/>
    </style:style>
    <style:style style:name="P32" style:family="paragraph" style:parent-style-name="Heading_20_1">
      <style:text-properties fo:language="en" fo:country="US" officeooo:paragraph-rsid="0015e793"/>
    </style:style>
    <style:style style:name="P33" style:family="paragraph" style:parent-style-name="Heading_20_1">
      <style:text-properties fo:language="en" fo:country="US" officeooo:rsid="0015cfea" officeooo:paragraph-rsid="0038078c"/>
    </style:style>
    <style:style style:name="P34" style:family="paragraph" style:parent-style-name="Heading_20_1">
      <style:text-properties fo:language="en" fo:country="US" officeooo:rsid="0017f654" officeooo:paragraph-rsid="00296c85"/>
    </style:style>
    <style:style style:name="P35" style:family="paragraph" style:parent-style-name="Heading_20_1">
      <style:text-properties fo:language="en" fo:country="US" officeooo:rsid="0017f654" officeooo:paragraph-rsid="002c9cfd"/>
    </style:style>
    <style:style style:name="P36" style:family="paragraph" style:parent-style-name="Heading_20_1">
      <style:text-properties fo:language="en" fo:country="US" officeooo:rsid="0017f654" officeooo:paragraph-rsid="002e6115"/>
    </style:style>
    <style:style style:name="P37" style:family="paragraph" style:parent-style-name="Heading_20_1">
      <style:text-properties fo:language="en" fo:country="US" officeooo:rsid="0017f654" officeooo:paragraph-rsid="00354af0"/>
    </style:style>
    <style:style style:name="P38" style:family="paragraph" style:parent-style-name="Heading_20_1">
      <style:text-properties fo:language="en" fo:country="US" officeooo:rsid="0017f654" officeooo:paragraph-rsid="00733f41"/>
    </style:style>
    <style:style style:name="P39" style:family="paragraph" style:parent-style-name="Heading_20_1">
      <style:text-properties officeooo:paragraph-rsid="0071ca9b"/>
    </style:style>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cfea"/>
    </style:style>
    <style:style style:name="T2" style:family="text">
      <style:text-properties officeooo:rsid="0015e793"/>
    </style:style>
    <style:style style:name="T3" style:family="text">
      <style:text-properties officeooo:rsid="001abf24"/>
    </style:style>
    <style:style style:name="T4" style:family="text">
      <style:text-properties officeooo:rsid="00208c1e"/>
    </style:style>
    <style:style style:name="T5" style:family="text">
      <style:text-properties officeooo:rsid="0024317f"/>
    </style:style>
    <style:style style:name="T6" style:family="text">
      <style:text-properties fo:language="en" fo:country="US"/>
    </style:style>
    <style:style style:name="T7" style:family="text">
      <style:text-properties fo:language="en" fo:country="US" officeooo:rsid="002c9cfd"/>
    </style:style>
    <style:style style:name="T8" style:family="text">
      <style:text-properties fo:language="en" fo:country="US" officeooo:rsid="002e6115"/>
    </style:style>
    <style:style style:name="T9" style:family="text">
      <style:text-properties fo:language="en" fo:country="US" officeooo:rsid="002f0340"/>
    </style:style>
    <style:style style:name="T10" style:family="text">
      <style:text-properties fo:language="en" fo:country="US" officeooo:rsid="0030a059"/>
    </style:style>
    <style:style style:name="T11" style:family="text">
      <style:text-properties fo:language="en" fo:country="US" officeooo:rsid="00354af0"/>
    </style:style>
    <style:style style:name="T12" style:family="text">
      <style:text-properties fo:language="en" fo:country="US" officeooo:rsid="00326f6b"/>
    </style:style>
    <style:style style:name="T13" style:family="text">
      <style:text-properties fo:language="en" fo:country="US" officeooo:rsid="003f21d3"/>
    </style:style>
    <style:style style:name="T14" style:family="text">
      <style:text-properties fo:language="en" fo:country="US" officeooo:rsid="003f640c"/>
    </style:style>
    <style:style style:name="T15" style:family="text">
      <style:text-properties fo:language="en" fo:country="US" officeooo:rsid="0015cfea"/>
    </style:style>
    <style:style style:name="T16" style:family="text">
      <style:text-properties fo:language="en" fo:country="US" officeooo:rsid="0041e361"/>
    </style:style>
    <style:style style:name="T17" style:family="text">
      <style:text-properties fo:language="en" fo:country="US" fo:font-style="normal" style:text-underline-style="none" officeooo:rsid="003f640c" style:font-style-asian="normal" style:font-style-complex="normal"/>
    </style:style>
    <style:style style:name="T18" style:family="text">
      <style:text-properties fo:language="en" fo:country="US" fo:font-style="normal" style:text-underline-style="none" officeooo:rsid="0070584e" style:font-style-asian="normal" style:font-style-complex="normal"/>
    </style:style>
    <style:style style:name="T19" style:family="text">
      <style:text-properties fo:language="en" fo:country="US" fo:font-style="normal" style:text-underline-style="none" officeooo:rsid="00733f41" style:font-style-asian="normal" style:font-style-complex="normal"/>
    </style:style>
    <style:style style:name="T20" style:family="text">
      <style:text-properties fo:language="en" fo:country="US" fo:font-style="normal" style:text-underline-style="none" officeooo:rsid="00740c3d" style:font-style-asian="normal" style:font-style-complex="normal"/>
    </style:style>
    <style:style style:name="T21" style:family="text">
      <style:text-properties fo:language="en" fo:country="US" fo:font-style="normal" style:text-underline-style="none" officeooo:rsid="00748f88" style:font-style-asian="normal" style:font-style-complex="normal"/>
    </style:style>
    <style:style style:name="T22" style:family="text">
      <style:text-properties fo:language="en" fo:country="US" fo:font-style="italic" style:text-underline-style="solid" style:text-underline-width="auto" style:text-underline-color="font-color" officeooo:rsid="0024317f" style:font-style-asian="italic" style:font-style-complex="italic"/>
    </style:style>
    <style:style style:name="T23" style:family="text">
      <style:text-properties fo:language="en" fo:country="US" fo:font-style="italic" officeooo:rsid="00674309" style:font-style-asian="italic" style:font-style-complex="italic"/>
    </style:style>
    <style:style style:name="T24" style:family="text">
      <style:text-properties fo:language="en" fo:country="US" officeooo:rsid="00674309"/>
    </style:style>
    <style:style style:name="T25" style:family="text">
      <style:text-properties fo:language="en" fo:country="US" officeooo:rsid="006f0a92"/>
    </style:style>
    <style:style style:name="T26" style:family="text">
      <style:text-properties fo:language="en" fo:country="US" officeooo:rsid="006e99bb"/>
    </style:style>
    <style:style style:name="T27" style:family="text">
      <style:text-properties fo:language="en" fo:country="US" officeooo:rsid="0070584e"/>
    </style:style>
    <style:style style:name="T28" style:family="text">
      <style:text-properties fo:language="en" fo:country="US" officeooo:rsid="0074c18d"/>
    </style:style>
    <style:style style:name="T29" style:family="text">
      <style:text-properties officeooo:rsid="0025df64"/>
    </style:style>
    <style:style style:name="T30" style:family="text">
      <style:text-properties officeooo:rsid="0027016a"/>
    </style:style>
    <style:style style:name="T31" style:family="text">
      <style:text-properties officeooo:rsid="00296c85"/>
    </style:style>
    <style:style style:name="T32" style:family="text">
      <style:text-properties officeooo:rsid="002ac4b6"/>
    </style:style>
    <style:style style:name="T33" style:family="text">
      <style:text-properties officeooo:rsid="002c9cfd"/>
    </style:style>
    <style:style style:name="T34" style:family="text">
      <style:text-properties officeooo:rsid="002e6115"/>
    </style:style>
    <style:style style:name="T35" style:family="text">
      <style:text-properties officeooo:rsid="002f0340"/>
    </style:style>
    <style:style style:name="T36" style:family="text">
      <style:text-properties officeooo:rsid="0030a059"/>
    </style:style>
    <style:style style:name="T37" style:family="text">
      <style:text-properties officeooo:rsid="00326f6b"/>
    </style:style>
    <style:style style:name="T38" style:family="text">
      <style:text-properties officeooo:rsid="00354af0"/>
    </style:style>
    <style:style style:name="T39" style:family="text">
      <style:text-properties fo:font-style="italic" style:text-underline-style="solid" style:text-underline-width="auto" style:text-underline-color="font-color" style:font-style-asian="italic" style:font-style-complex="italic"/>
    </style:style>
    <style:style style:name="T40" style:family="text">
      <style:text-properties fo:font-style="italic" style:text-underline-style="solid" style:text-underline-width="auto" style:text-underline-color="font-color" officeooo:rsid="0015cfea" style:font-style-asian="italic" style:font-style-complex="italic"/>
    </style:style>
    <style:style style:name="T41" style:family="text">
      <style:text-properties fo:font-style="italic" style:text-underline-style="solid" style:text-underline-width="auto" style:text-underline-color="font-color" officeooo:rsid="0070584e" style:font-style-asian="italic" style:font-style-complex="italic"/>
    </style:style>
    <style:style style:name="T42" style:family="text">
      <style:text-properties fo:font-style="italic" style:text-underline-style="none" officeooo:rsid="0024317f" style:font-style-asian="italic" style:font-style-complex="italic"/>
    </style:style>
    <style:style style:name="T43" style:family="text">
      <style:text-properties fo:font-style="italic" style:text-underline-style="none" officeooo:rsid="0050c243" style:font-style-asian="italic" style:font-style-complex="italic"/>
    </style:style>
    <style:style style:name="T44" style:family="text">
      <style:text-properties fo:font-style="italic" style:text-underline-style="none" officeooo:rsid="00604af2"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officeooo:rsid="0049e9fa" style:font-style-asian="italic" style:font-style-complex="italic"/>
    </style:style>
    <style:style style:name="T47" style:family="text">
      <style:text-properties fo:font-style="italic" officeooo:rsid="004fc0d3" style:font-style-asian="italic" style:font-style-complex="italic"/>
    </style:style>
    <style:style style:name="T48" style:family="text">
      <style:text-properties fo:font-style="italic" officeooo:rsid="0030a059" style:font-style-asian="italic" style:font-style-complex="italic"/>
    </style:style>
    <style:style style:name="T49" style:family="text">
      <style:text-properties fo:font-style="italic" officeooo:rsid="002f0340" style:font-style-asian="italic" style:font-style-complex="italic"/>
    </style:style>
    <style:style style:name="T50" style:family="text">
      <style:text-properties fo:font-style="italic" officeooo:rsid="0050c243" style:font-style-asian="italic" style:font-style-complex="italic"/>
    </style:style>
    <style:style style:name="T51" style:family="text">
      <style:text-properties fo:font-style="italic" officeooo:rsid="004f0ec2" style:font-style-asian="italic" style:font-style-complex="italic"/>
    </style:style>
    <style:style style:name="T52" style:family="text">
      <style:text-properties fo:font-style="italic" officeooo:rsid="005f74b7" style:font-style-asian="italic" style:font-style-complex="italic"/>
    </style:style>
    <style:style style:name="T53" style:family="text">
      <style:text-properties fo:font-style="italic" officeooo:rsid="00693fef" style:font-style-asian="italic" style:font-style-complex="italic"/>
    </style:style>
    <style:style style:name="T54" style:family="text">
      <style:text-properties officeooo:rsid="0036f4c2"/>
    </style:style>
    <style:style style:name="T55" style:family="text">
      <style:text-properties fo:font-style="normal" style:text-underline-style="none" officeooo:rsid="0050c243" style:font-style-asian="normal" style:font-style-complex="normal"/>
    </style:style>
    <style:style style:name="T56" style:family="text">
      <style:text-properties fo:font-style="normal" style:text-underline-style="none" officeooo:rsid="00604af2" style:font-style-asian="normal" style:font-style-complex="normal"/>
    </style:style>
    <style:style style:name="T57" style:family="text">
      <style:text-properties fo:font-style="normal" style:text-underline-style="none" officeooo:rsid="004c10b4" style:font-style-asian="normal" style:font-style-complex="normal"/>
    </style:style>
    <style:style style:name="T58" style:family="text">
      <style:text-properties fo:font-style="normal" officeooo:rsid="0050c243" style:font-style-asian="normal" style:font-style-complex="normal"/>
    </style:style>
    <style:style style:name="T59" style:family="text">
      <style:text-properties officeooo:rsid="0038078c"/>
    </style:style>
    <style:style style:name="T60" style:family="text">
      <style:text-properties officeooo:rsid="00386869"/>
    </style:style>
    <style:style style:name="T61" style:family="text">
      <style:text-properties officeooo:rsid="003980d6"/>
    </style:style>
    <style:style style:name="T62" style:family="text">
      <style:text-properties officeooo:rsid="003a5d9e"/>
    </style:style>
    <style:style style:name="T63" style:family="text">
      <style:text-properties officeooo:rsid="0041e361"/>
    </style:style>
    <style:style style:name="T64" style:family="text">
      <style:text-properties officeooo:rsid="00493ede"/>
    </style:style>
    <style:style style:name="T65" style:family="text">
      <style:text-properties officeooo:rsid="0049e9fa"/>
    </style:style>
    <style:style style:name="T66" style:family="text">
      <style:text-properties fo:color="#000000" fo:font-style="normal" officeooo:rsid="004c10b4" style:font-style-asian="normal" style:font-style-complex="normal"/>
    </style:style>
    <style:style style:name="T67" style:family="text">
      <style:text-properties fo:color="#000000" fo:font-style="normal" officeooo:rsid="0015cfea" style:font-style-asian="normal" style:font-style-complex="normal"/>
    </style:style>
    <style:style style:name="T68" style:family="text">
      <style:text-properties fo:color="#000000" fo:font-style="normal" officeooo:rsid="0050c243" style:font-style-asian="normal" style:font-style-complex="normal"/>
    </style:style>
    <style:style style:name="T69" style:family="text">
      <style:text-properties fo:color="#000000" fo:font-style="normal" officeooo:rsid="0059acdc" style:font-style-asian="normal" style:font-style-complex="normal"/>
    </style:style>
    <style:style style:name="T70" style:family="text">
      <style:text-properties fo:color="#000000" fo:font-style="normal" style:text-underline-style="none" officeooo:rsid="0050c243" style:font-style-asian="normal" style:font-style-complex="normal"/>
    </style:style>
    <style:style style:name="T71" style:family="text">
      <style:text-properties fo:color="#000000" fo:font-style="normal" style:text-underline-style="none" officeooo:rsid="0015cfea" style:font-style-asian="normal" style:font-style-complex="normal"/>
    </style:style>
    <style:style style:name="T72" style:family="text">
      <style:text-properties fo:color="#000000" fo:font-style="normal" style:text-underline-style="none" officeooo:rsid="002f0340" style:font-style-asian="normal" style:font-style-complex="normal"/>
    </style:style>
    <style:style style:name="T73" style:family="text">
      <style:text-properties fo:color="#000000" fo:font-style="normal" style:text-underline-style="none" officeooo:rsid="004c10b4" style:font-style-asian="normal" style:font-style-complex="normal"/>
    </style:style>
    <style:style style:name="T74" style:family="text">
      <style:text-properties fo:color="#000000" fo:font-style="italic" style:text-underline-style="solid" style:text-underline-width="auto" style:text-underline-color="font-color" officeooo:rsid="0015cfea" style:font-style-asian="italic" style:font-style-complex="italic"/>
    </style:style>
    <style:style style:name="T75" style:family="text">
      <style:text-properties fo:color="#000000" fo:font-style="italic" officeooo:rsid="0059acdc" style:font-style-asian="italic" style:font-style-complex="italic"/>
    </style:style>
    <style:style style:name="T76" style:family="text">
      <style:text-properties fo:color="#000000" fo:font-style="italic" officeooo:rsid="004c10b4" style:font-style-asian="italic" style:font-style-complex="italic"/>
    </style:style>
    <style:style style:name="T77" style:family="text">
      <style:text-properties fo:color="#000000" fo:font-style="italic" officeooo:rsid="0015cfea" style:font-style-asian="italic" style:font-style-complex="italic"/>
    </style:style>
    <style:style style:name="T78" style:family="text">
      <style:text-properties fo:color="#000000" fo:font-style="italic" officeooo:rsid="0050c243" style:font-style-asian="italic" style:font-style-complex="italic"/>
    </style:style>
    <style:style style:name="T79" style:family="text">
      <style:text-properties officeooo:rsid="004c77cd"/>
    </style:style>
    <style:style style:name="T80" style:family="text">
      <style:text-properties officeooo:rsid="004f0ec2"/>
    </style:style>
    <style:style style:name="T81" style:family="text">
      <style:text-properties officeooo:rsid="0050c243"/>
    </style:style>
    <style:style style:name="T82" style:family="text">
      <style:text-properties officeooo:rsid="0054b150"/>
    </style:style>
    <style:style style:name="T83" style:family="text">
      <style:text-properties officeooo:rsid="005cdc65"/>
    </style:style>
    <style:style style:name="T84" style:family="text">
      <style:text-properties officeooo:rsid="005da837"/>
    </style:style>
    <style:style style:name="T85" style:family="text">
      <style:text-properties officeooo:rsid="005f74b7"/>
    </style:style>
    <style:style style:name="T86" style:family="text">
      <style:text-properties officeooo:rsid="00604af2"/>
    </style:style>
    <style:style style:name="T87" style:family="text">
      <style:text-properties officeooo:rsid="00678c95"/>
    </style:style>
    <style:style style:name="T88" style:family="text">
      <style:text-properties officeooo:rsid="0069382e"/>
    </style:style>
    <style:style style:name="T89" style:family="text">
      <style:text-properties officeooo:rsid="00693fef"/>
    </style:style>
    <style:style style:name="T90" style:family="text">
      <style:text-properties officeooo:rsid="006d121e"/>
    </style:style>
    <style:style style:name="T91" style:family="text">
      <style:text-properties officeooo:rsid="006d39fb"/>
    </style:style>
    <style:style style:name="T92" style:family="text">
      <style:text-properties officeooo:rsid="006d49d1"/>
    </style:style>
    <style:style style:name="T93" style:family="text">
      <style:text-properties officeooo:rsid="006e99bb"/>
    </style:style>
    <style:style style:name="T94" style:family="text">
      <style:text-properties officeooo:rsid="006f0a92"/>
    </style:style>
    <style:style style:name="T95" style:family="text">
      <style:text-properties officeooo:rsid="0070584e"/>
    </style:style>
    <style:style style:name="T96" style:family="text">
      <style:text-properties officeooo:rsid="00733f41"/>
    </style:style>
    <style:style style:name="T97" style:family="text">
      <style:text-properties style:text-position="sub 58%" fo:language="en" fo:country="US" fo:font-style="normal" style:text-underline-style="none" officeooo:rsid="00733f41" style:font-style-asian="normal" style:font-style-complex="normal"/>
    </style:style>
    <style:style style:name="T98" style:family="text">
      <style:text-properties style:text-position="sub 58%" fo:language="en" fo:country="US" fo:font-style="normal" style:text-underline-style="none" officeooo:rsid="00740c3d" style:font-style-asian="normal" style:font-style-complex="normal"/>
    </style:style>
    <style:style style:name="T99" style:family="text">
      <style:text-properties style:text-position="0% 100%" fo:language="en" fo:country="US" fo:font-style="normal" style:text-underline-style="none" officeooo:rsid="00733f41" style:font-style-asian="normal" style:font-style-complex="normal"/>
    </style:style>
    <style:style style:name="T100" style:family="text">
      <style:text-properties style:text-position="0% 100%" fo:language="en" fo:country="US" fo:font-style="normal" style:text-underline-style="none" officeooo:rsid="00740c3d" style:font-style-asian="normal" style:font-style-complex="normal"/>
    </style:style>
    <style:style style:name="T10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Pro<text:span text:style-name="T92">tocol</text:span></text:p>
      <text:h text:style-name="P31" text:outline-level="1"><text:span text:style-name="T3">What are the m</text:span><text:span text:style-name="T1">essages </text:span><text:span text:style-name="T3">used in the protocol</text:span><text:span text:style-name="T1">?</text:span></text:h>
      <text:p text:style-name="P12"><text:span text:style-name="T1">Question : <text:tab/>G</text:span><text:span text:style-name="T35">ET_RESOURCE </text:span><text:span text:style-name="T64">+ </text:span><text:span text:style-name="T86">&lt;&lt;</text:span><text:span text:style-name="T64">ressource_name</text:span><text:span text:style-name="T86">&lt;&lt;</text:span><text:span text:style-name="T40">Clock</text:span><text:span text:style-name="T56">&lt;&lt;</text:span></text:p>
      <text:p text:style-name="P6">Answer : <text:tab/><text:span text:style-name="T44"><office:annotation office:name="__Fieldmark__579_1779625420"><dc:creator>gabriel mabille</dc:creator><dc:date>2013-11-18T13:41:36</dc:date><text:p text:style-name="P40"><text:span text:style-name="T101">Normally does not happen</text:span></text:p></office:annotation></text:span><text:span text:style-name="T51">I_</text:span><text:span text:style-name="T45">D</text:span><text:span text:style-name="T48">O_NOT_HAVE_IT </text:span><text:span text:style-name="T49"><text:s/></text:span><text:span text:style-name="T45">+ </text:span><text:span text:style-name="T50">&lt;&lt;</text:span><text:span text:style-name="T39">Clock</text:span><text:span text:style-name="T44">&lt;&lt;</text:span><office:annotation-end office:name="__Fieldmark__579_1779625420"/></text:p>
      <text:p text:style-name="P12"><text:span text:style-name="T1"><text:tab/><text:tab/></text:span><text:span text:style-name="T4">OK</text:span><text:span text:style-name="T1">_</text:span><text:span text:style-name="T36">IT_IS_YOURS</text:span><text:span text:style-name="T72"> </text:span><text:span text:style-name="T71">+ </text:span><text:span text:style-name="T70">&lt;&lt;</text:span><text:span text:style-name="T74">Clock</text:span><text:span text:style-name="T70">&lt;&lt;</text:span></text:p>
      <text:p text:style-name="P2"/>
      <text:p text:style-name="P6">Question :<text:tab/>F<text:span text:style-name="T35">REE_RESOURCE </text:span><text:span text:style-name="T64">+ </text:span><text:span text:style-name="T82">&lt;&lt;</text:span><text:span text:style-name="T64">ressource_name</text:span><text:span text:style-name="T81">&lt;&lt;</text:span><text:span text:style-name="T39">Clock</text:span><text:span text:style-name="T55">&lt;&lt;</text:span></text:p>
      <text:p text:style-name="P6">Answer :<text:tab/><text:span text:style-name="T45">I_</text:span><text:span text:style-name="T48">DO_NOT_HAVE_IT</text:span><text:span text:style-name="T49"> </text:span><text:span text:style-name="T45">+ </text:span><text:span text:style-name="T50">&lt;&lt;</text:span><text:span text:style-name="T39">Clock</text:span><text:span text:style-name="T43">&lt;&lt;</text:span></text:p>
      <text:p text:style-name="P12"><text:span text:style-name="T1"><text:tab/><text:tab/></text:span><text:span text:style-name="T4">OK</text:span><text:span text:style-name="T1">_</text:span><text:span text:style-name="T36">IT_IS_NOT_YOURS_ANYMORE</text:span><text:span text:style-name="T35"> </text:span><text:span text:style-name="T1">+ </text:span><text:span text:style-name="T81">&lt;&lt;</text:span><text:span text:style-name="T40">Clock</text:span><text:span text:style-name="T55">&lt;&lt;</text:span></text:p>
      <text:p text:style-name="P2"/>
      <text:p text:style-name="P6">Question :<text:tab/><text:span text:style-name="T35">JOIN</text:span><text:span text:style-name="T36">&lt;&lt;</text:span><text:span text:style-name="T30">Participant_Me.to_string()</text:span><text:span text:style-name="T81">&lt;&lt;</text:span><text:span text:style-name="T39">Clock</text:span><text:span text:style-name="T55">&lt;&lt;</text:span></text:p>
      <text:p text:style-name="P6">Answer :<text:tab/><text:span text:style-name="T5">OK_</text:span><text:span text:style-name="T36">I_ADD_YOU</text:span><text:span text:style-name="T35"> </text:span>+ <text:span text:style-name="T81">&lt;&lt;</text:span><text:span text:style-name="T39">Clock</text:span><text:span text:style-name="T55">&lt;&lt;</text:span></text:p>
      <text:p text:style-name="P6"><text:span text:style-name="T5"><text:tab/><text:tab/></text:span><text:span text:style-name="T52">BAD_FORMAT</text:span><text:span text:style-name="T49"> </text:span><text:span text:style-name="T45">+ </text:span><text:span text:style-name="T50">&lt;&lt;</text:span><text:span text:style-name="T39">Clock</text:span><text:span text:style-name="T43">&lt;&lt;</text:span></text:p>
      <text:p text:style-name="P8"/>
      <text:p text:style-name="P4"><text:span text:style-name="T5">Question</text:span> :<text:tab/><text:span text:style-name="T35">GET_PARTICIPANTS </text:span>+ <text:span text:style-name="T81">&lt;&lt;</text:span><text:span text:style-name="T39">Clock</text:span><text:span text:style-name="T55">&lt;&lt;</text:span></text:p>
      <text:p text:style-name="P5"><text:span text:style-name="T5">Answer</text:span> :<text:tab/><text:span text:style-name="T37">PARTICIPANTS </text:span><text:span text:style-name="T83">+ </text:span><text:span text:style-name="T37">&lt;&lt;</text:span><text:span text:style-name="T29">Participants_List.to_string()</text:span><text:span text:style-name="T81">&lt;&lt;</text:span><text:span text:style-name="T39">Clock</text:span><text:span text:style-name="T55">&lt;&lt;</text:span></text:p>
      <text:p text:style-name="P9"/>
      <text:p text:style-name="P1"><text:span text:style-name="T5">Question</text:span> :<text:tab/><text:span text:style-name="T35">GET_</text:span><text:span text:style-name="T54">CRITICAL_REGION </text:span><text:span text:style-name="T65">+ </text:span><text:span text:style-name="T88">&lt;&lt;nro_region</text:span><text:span text:style-name="T81">&lt;&lt;</text:span><text:span text:style-name="T46">cr_</text:span><text:span text:style-name="T47">cell</text:span><text:span text:style-name="T81">&lt;&lt;</text:span><text:span text:style-name="T39">Clock</text:span><text:span text:style-name="T55">&lt;&lt;</text:span></text:p>
      <text:p text:style-name="P11"><text:span text:style-name="T42">Answer :<text:tab/></text:span><text:span text:style-name="T57">OK</text:span><text:span text:style-name="T73"> </text:span><text:span text:style-name="T71">+ </text:span><text:span text:style-name="T70">&lt;&lt;</text:span><text:span text:style-name="T74">Clock</text:span><text:span text:style-name="T70">&lt;&lt;</text:span></text:p>
      <text:p text:style-name="P10"><text:span text:style-name="T68"><text:tab/><text:tab/></text:span><text:span text:style-name="T75">BAD_FORMAT</text:span><text:span text:style-name="T76"> </text:span><text:span text:style-name="T77">+ </text:span><text:span text:style-name="T78">&lt;&lt;</text:span><text:span text:style-name="T74">Clock</text:span><text:span text:style-name="T78">&lt;&lt;</text:span></text:p>
      <text:p text:style-name="P3"><text:s/></text:p>
      <text:p text:style-name="P7">Question :<text:tab/>F<text:span text:style-name="T35">REE_</text:span><text:span text:style-name="T65">CRITICAL_REGION + </text:span><text:span text:style-name="T88">&lt;&lt;nro_region</text:span><text:span text:style-name="T81">&lt;&lt;</text:span><text:span text:style-name="T46">cr_</text:span><text:span text:style-name="T47">cell</text:span><text:span text:style-name="T45"> </text:span><text:span text:style-name="T58">&lt;&lt;</text:span><text:span text:style-name="T39">Clock</text:span><text:span text:style-name="T55">&lt;&lt;</text:span></text:p>
      <text:p text:style-name="P11"><text:span text:style-name="T1">Answer :<text:tab/></text:span><text:span text:style-name="T79">OK </text:span><text:span text:style-name="T1">+ </text:span><text:span text:style-name="T81">&lt;&lt;</text:span><text:span text:style-name="T40">Clock</text:span><text:span text:style-name="T55">&lt;&lt;</text:span></text:p>
      <text:p text:style-name="P10"><text:span text:style-name="T68"><text:tab/><text:tab/></text:span><text:span text:style-name="T75">BAD_FORMAT</text:span><text:span text:style-name="T76"> </text:span><text:span text:style-name="T77">+ </text:span><text:span text:style-name="T78">&lt;&lt;</text:span><text:span text:style-name="T74">Clock</text:span><text:span text:style-name="T78">&lt;&lt;</text:span></text:p>
      <text:p text:style-name="Standard"/>
      <text:p text:style-name="P13"><text:span text:style-name="T6">Answer</text:span><text:span text:style-name="T15"> :<text:tab/></text:span><text:span text:style-name="T45">COULD_NOT_GET_CLOCK&lt;&lt;" + this.clock.getClock() + "&lt;&lt;"</text:span></text:p>
      <text:p text:style-name="P15">This answer is returned in case one of the programm cannot retreive a clock from a message.</text:p>
      <text:p text:style-name="P14"/>
      <text:p text:style-name="P14"><text:span text:style-name="T6">Answer</text:span><text:span text:style-name="T15"> :<text:tab/></text:span><text:span text:style-name="T23">BAD_REQUEST</text:span><text:span text:style-name="T45">&lt;&lt;" + this.clock.getClock() + "&lt;&lt;"</text:span></text:p>
      <text:p text:style-name="P14"><text:span text:style-name="T84">This answer is returned in case one of the programm </text:span><text:span text:style-name="T87">is sending a request that doen't exist.</text:span></text:p>
      <text:p text:style-name="P18"/>
      <text:p text:style-name="P17"><text:span text:style-name="T6">Answer</text:span><text:span text:style-name="T15"> :<text:tab/></text:span><text:span text:style-name="T45">COULD_NOT_</text:span><text:span text:style-name="T53">RETRIEVE_MESSAGE</text:span><text:span text:style-name="T45">&lt;&lt;" + this.clock.getClock() + "&lt;&lt;"</text:span></text:p>
      <text:p text:style-name="P16"><text:span text:style-name="T87">This answer is returned in case one of the </text:span><text:span text:style-name="T89">service_thread cannot retrieve </text:span><text:span text:style-name="T90">properly</text:span><text:span text:style-name="T89"> a message from his socket</text:span><text:span text:style-name="T87">.</text:span></text:p>
      <text:p text:style-name="Standard"/>
      <text:h text:style-name="P32" text:outline-level="1"><text:span text:style-name="T1">How to </text:span><text:span text:style-name="T91">enter</text:span><text:span text:style-name="T2"> a critical region</text:span><text:span text:style-name="T1"> ?</text:span></text:h>
      <text:p text:style-name="P22"><text:span text:style-name="T60">Send to all that you want the critical region with your clock. </text:span></text:p>
      <text:p text:style-name="P22"><text:span text:style-name="T60">Everyone answers with “</text:span><text:span text:style-name="T91">OK” and their clock, after adding you to th</text:span><text:span text:style-name="T92">eir copy of this</text:span><text:span text:style-name="T91"> critical region waiting list.</text:span><text:span text:style-name="T60"> The list is computed thanks to an order</text:span><text:span text:style-name="T61">ed relation</text:span><text:span text:style-name="T60"> : clock and then </text:span><text:span text:style-name="T61">PID</text:span><text:span text:style-name="T60"> i</text:span><text:span text:style-name="T61">n</text:span><text:span text:style-name="T60"> case of </text:span><text:span text:style-name="T62">equality </text:span><text:span text:style-name="T91">of clock</text:span><text:span text:style-name="T62">.</text:span></text:p>
      <text:h text:style-name="P39" text:outline-level="1"><text:span text:style-name="T13">How to </text:span><text:span text:style-name="T27">make</text:span><text:span text:style-name="T14"> the </text:span><text:span text:style-name="T27">Get C</text:span><text:span text:style-name="T14">ritical </text:span><text:span text:style-name="T27">R</text:span><text:span text:style-name="T14">egion request</text:span><text:span text:style-name="T15"> ?</text:span></text:h>
      <text:p text:style-name="P29"><text:span text:style-name="T5">Question</text:span><text:span text:style-name="T1"> :<text:tab/></text:span><text:span text:style-name="T35">GET_</text:span><text:span text:style-name="T54">CRITICAL_REGION</text:span><text:span text:style-name="T95">&lt;&lt;PID//TD&lt;&lt;</text:span><text:span text:style-name="T40">Clock</text:span><text:span text:style-name="T41">&lt;&lt;</text:span></text:p>
      <text:p text:style-name="P28"><text:span text:style-name="T95"/></text:p>
      <text:p text:style-name="P28"><text:span text:style-name="T18">Where TD is the logical time at which the process identified by PID decided to access the critical region. Normally it is equal to the clock when the message is sent, as the clock is incremented after sending.</text:span></text:p>
      <text:h text:style-name="P33" text:outline-level="1"><text:soft-page-break/>How to get a resource ?</text:h>
      <text:p text:style-name="P23"><text:span text:style-name="T92">First search in the participants list, who has the resource you want. Then send to this participant a “get resource” request with the name of the resource and your clock.</text:span></text:p>
      <text:p text:style-name="P23"><text:span text:style-name="T92">Wait for the “ok it is yours” answer.</text:span></text:p>
      <text:h text:style-name="P34" text:outline-level="1"><text:span text:style-name="T1">How</text:span><text:span text:style-name="T2"> </text:span><text:span text:style-name="T31">should a </text:span><text:span text:style-name="T32">Participant be sent over the net</text:span><text:span text:style-name="T1"> ?</text:span></text:h>
      <text:p text:style-name="P19">PID//<text:span text:style-name="T63">PORT//</text:span><text:span text:style-name="T93">IP//</text:span> resource1;;resource2;;resource3</text:p>
      <text:h text:style-name="P35" text:outline-level="1"><text:span text:style-name="T1">How</text:span><text:span text:style-name="T2"> </text:span><text:span text:style-name="T31">should a </text:span><text:span text:style-name="T33">list of </text:span><text:span text:style-name="T32">Participant be sent over the net</text:span><text:span text:style-name="T1"> ?</text:span></text:h>
      <text:p text:style-name="P24">PID1//<text:span text:style-name="T63">PORT</text:span><text:span text:style-name="T94">1</text:span><text:span text:style-name="T63">//</text:span><text:span text:style-name="T93">IP</text:span><text:span text:style-name="T94">1</text:span><text:span text:style-name="T93">//</text:span>resource1<text:span text:style-name="T94">a</text:span>;;resource<text:span text:style-name="T94">1b</text:span>;;resource<text:span text:style-name="T94">1c</text:span>:::PID2//<text:span text:style-name="T63">PORT</text:span><text:span text:style-name="T94">2</text:span><text:span text:style-name="T63">//</text:span><text:span text:style-name="T93">IP</text:span><text:span text:style-name="T94">2</text:span><text:span text:style-name="T93">//</text:span>resource<text:span text:style-name="T94">2a</text:span>;;resource2<text:span text:style-name="T94">b</text:span></text:p>
      <text:h text:style-name="P36" text:outline-level="1"><text:span text:style-name="T1">How</text:span><text:span text:style-name="T2"> </text:span><text:span text:style-name="T59">to make the</text:span><text:span text:style-name="T34"> Join Request</text:span><text:span text:style-name="T1"> ?</text:span></text:h>
      <text:p text:style-name="P21"><text:span text:style-name="T8">Message : </text:span><text:span text:style-name="T9">JOIN</text:span><text:span text:style-name="T10">&lt;&lt;</text:span><text:span text:style-name="T7">PID//</text:span><text:span text:style-name="T16">PORT//</text:span><text:span text:style-name="T25">IP//</text:span><text:span text:style-name="T7">resource1;;resource2;;resource3</text:span><text:span text:style-name="T17">&lt;&lt;</text:span><text:span text:style-name="T22">Clock</text:span><text:span text:style-name="T17">&lt;&lt;</text:span></text:p>
      <text:h text:style-name="P37" text:outline-level="1"><text:span text:style-name="T1">How</text:span><text:span text:style-name="T2"> </text:span><text:span text:style-name="T59">to answer to</text:span><text:span text:style-name="T31"> </text:span><text:span text:style-name="T34">the </text:span><text:span text:style-name="T94">Get</text:span><text:span text:style-name="T34"> </text:span><text:span text:style-name="T38">Participant</text:span><text:span text:style-name="T94">s</text:span><text:span text:style-name="T34"> </text:span><text:span text:style-name="T38">request</text:span><text:span text:style-name="T1"> ?</text:span></text:h>
      <text:p text:style-name="P27"><text:span text:style-name="T28">Need to answer with the current list of participants.</text:span></text:p>
      <text:p text:style-name="P20"><text:span text:style-name="T8">Message : </text:span><text:span text:style-name="T11">GET_PARTICIPANTS </text:span><text:span text:style-name="T17">&lt;&lt;</text:span><text:span text:style-name="T22">Clock</text:span><text:span text:style-name="T17">&lt;&lt;</text:span></text:p>
      <text:p text:style-name="P25"><text:span text:style-name="T11">Answer : </text:span><text:span text:style-name="T12">PARTICIPANTS&lt;&lt;</text:span><text:span text:style-name="T7">PID1//</text:span><text:span text:style-name="T16">PORT</text:span><text:span text:style-name="T25">1</text:span><text:span text:style-name="T16">//</text:span><text:span text:style-name="T26">IP</text:span><text:span text:style-name="T25">1</text:span><text:span text:style-name="T26">//</text:span><text:span text:style-name="T7">resource1</text:span><text:span text:style-name="T25">a</text:span><text:span text:style-name="T7">;;resource</text:span><text:span text:style-name="T25">1b</text:span><text:span text:style-name="T7">;;resource</text:span><text:span text:style-name="T25">1c</text:span><text:span text:style-name="T7">:::PID2//</text:span><text:span text:style-name="T16">PORT</text:span><text:span text:style-name="T25">2</text:span><text:span text:style-name="T16">//</text:span><text:span text:style-name="T26">IP</text:span><text:span text:style-name="T25">2</text:span><text:span text:style-name="T26">//</text:span><text:span text:style-name="T7">resource</text:span><text:span text:style-name="T25">2a</text:span><text:span text:style-name="T7">;;resource2</text:span><text:span text:style-name="T25">b</text:span><text:span text:style-name="T17">&lt;&lt;</text:span><text:span text:style-name="T22">Clock</text:span><text:span text:style-name="T17">&lt;&lt;</text:span></text:p>
      <text:h text:style-name="P38" text:outline-level="1"><text:span text:style-name="T1">How</text:span><text:span text:style-name="T2"> </text:span><text:span text:style-name="T96">is the clock incremented in our protocol</text:span><text:span text:style-name="T1"> ?</text:span></text:h>
      <text:p text:style-name="P26"><text:span text:style-name="T19">After sending a message the clock i</text:span><text:span text:style-name="T21">s</text:span><text:span text:style-name="T19"> incremented. </text:span><text:span text:style-name="T20">(C</text:span><text:span text:style-name="T98">i </text:span><text:span text:style-name="T100">:= C</text:span><text:span text:style-name="T98">i</text:span><text:span text:style-name="T100"> + 1)</text:span></text:p>
      <text:p text:style-name="P26"><text:span text:style-name="T19">When receiving a message with a timestamps tm, the receiver takes the maximum between his clock and </text:span><text:span text:style-name="T21">(</text:span><text:span text:style-name="T19">tm + 1</text:span><text:span text:style-name="T21">)</text:span><text:span text:style-name="T19">. Doing this, the logical clocks are synchronized. C</text:span><text:span text:style-name="T97">j</text:span><text:span text:style-name="T99"> := max(C</text:span><text:span text:style-name="T97">j</text:span><text:span text:style-name="T99"> , tm +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mabille</meta:initial-creator>
    <meta:creation-date>2013-11-07T09:23:22</meta:creation-date>
    <dc:date>2013-11-18T13:43:33</dc:date>
    <dc:creator>gabriel mabille</dc:creator>
    <meta:editing-duration>PT20H30M5S</meta:editing-duration>
    <meta:editing-cycles>101</meta:editing-cycles>
    <meta:generator>LibreOffice/4.0.2.2$Linux_X86_64 LibreOffice_project/400m0$Build-2</meta:generator>
    <meta:document-statistic meta:table-count="0" meta:image-count="0" meta:object-count="0" meta:page-count="2" meta:paragraph-count="48" meta:word-count="426" meta:character-count="2952" meta:non-whitespace-character-count="2560"/>
  </office:meta>
</office:document-meta>
</file>